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valor_tarifa</text:p>
          </table:table-cell>
          <table:table-cell office:value-type="string" calcext:value-type="string">
            <text:p>ipca_variacao_acumulada_ano_base</text:p>
          </table:table-cell>
          <table:table-cell office:value-type="string" calcext:value-type="string">
            <text:p>ipca_variacao_mensal_acumulada</text:p>
          </table:table-cell>
          <table:table-cell office:value-type="string" calcext:value-type="string">
            <text:p>salario_minimo_real</text:p>
          </table:table-cell>
          <table:table-cell office:value-type="string" calcext:value-type="string">
            <text:p>valor_tarifa_real_ipca</text:p>
          </table:table-cell>
          <table:table-cell office:value-type="string" calcext:value-type="string">
            <text:p>valor_tarifa_real_igpm</text:p>
          </table:table-cell>
        </table:table-row>
        <table:table-row table:style-name="ro1">
          <table:table-cell office:value-type="date" office:date-value="1999-07-12" calcext:value-type="date">
            <text:p>1999-07-12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8.94</text:p>
          </table:table-cell>
          <table:table-cell/>
          <table:table-cell office:value-type="string" calcext:value-type="string">
            <text:p>666.3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date" office:date-value="2001-01-25" calcext:value-type="date">
            <text:p>2001-01-25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673.01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date" office:date-value="2002-05-13" calcext:value-type="date">
            <text:p>2002-05-13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798.44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date" office:date-value="2003-02-25" calcext:value-type="date">
            <text:p>2003-02-25</text:p>
          </table:table-cell>
          <table:table-cell office:value-type="string" calcext:value-type="string">
            <text:p>1.70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688.0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date" office:date-value="2004-03-17" calcext:value-type="date">
            <text:p>2004-03-17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763.90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7.11</text:p>
          </table:table-cell>
        </table:table-row>
        <table:table-row table:style-name="ro1">
          <table:table-cell office:value-type="date" office:date-value="2005-08-15" calcext:value-type="date">
            <text:p>2005-08-15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886.54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date" office:date-value="2006-04-10" calcext:value-type="date">
            <text:p>2006-04-1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1007.10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date" office:date-value="2007-04-09" calcext:value-type="date">
            <text:p>2007-04-09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057.06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090.09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7.08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1160.54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date" office:date-value="2011-02-28" calcext:value-type="date">
            <text:p>2011-02-28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1211.89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1321.14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1328.63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date" office:date-value="2013-11-11" calcext:value-type="date">
            <text:p>2013-11-11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307.86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date" office:date-value="2014-11-12" calcext:value-type="date">
            <text:p>2014-11-12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313.40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date" office:date-value="2015-11-19" calcext:value-type="date">
            <text:p>2015-11-19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1288.22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date" office:date-value="2016-12-21" calcext:value-type="date">
            <text:p>2016-12-21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1337.76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date" office:date-value="2017-12-03" calcext:value-type="date">
            <text:p>2017-12-03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395.57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date" office:date-value="2018-12-03" calcext:value-type="date">
            <text:p>2018-12-03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1373.72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date" office:date-value="2019-12-28" calcext:value-type="date">
            <text:p>2019-12-28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375.43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429.22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4.52</text:p>
          </table:table-cell>
          <table:table-cell/>
          <table:table-cell office:value-type="string" calcext:value-type="string">
            <text:p>1429.2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365.81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36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1428.40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4.72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440.48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4.72</text:p>
          </table:table-cell>
        </table:table-row>
        <table:table-row table:style-name="ro1">
          <table:table-cell office:value-type="date" office:date-value="2024-03-13" calcext:value-type="date">
            <text:p>2024-03-13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501.24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01</text:p>
          </table:table-cell>
        </table:table-row>
        <table:table-row table:style-name="ro1">
          <table:table-cell office:value-type="date" office:date-value="2025-01-23" calcext:value-type="date">
            <text:p>2025-01-23</text:p>
          </table:table-cell>
          <table:table-cell office:value-type="string" calcext:value-type="string">
            <text:p>4.95</text:p>
          </table:table-cell>
          <table:table-cell/>
          <table:table-cell office:value-type="string" calcext:value-type="string">
            <text:p>3.48</text:p>
          </table:table-cell>
          <table:table-cell office:value-type="string" calcext:value-type="string">
            <text:p>1564.78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4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13:11:23.734313882</meta:creation-date>
    <dc:date>2025-09-22T16:15:20.876195740</dc:date>
    <meta:editing-duration>PT3H13M14S</meta:editing-duration>
    <meta:editing-cycles>18</meta:editing-cycles>
    <meta:generator>LibreOffice/7.3.7.2$Linux_X86_64 LibreOffice_project/30$Build-2</meta:generator>
    <meta:document-statistic meta:table-count="1" meta:cell-count="193" meta:object-count="0"/>
  </office:meta>
</office:document-meta>
</file>